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702cm" fo:break-before="auto" style:use-optimal-row-height="true"/>
    </style:style>
    <style:style style:name="ro11" style:family="table-row">
      <style:table-row-properties style:row-height="0.554cm" fo:break-before="auto" style:use-optimal-row-height="false"/>
    </style:style>
    <style:style style:name="ro12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86cm" draw:caption-point-x="-1.35cm" draw:caption-point-y="-1.676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50">
            <text:p>150</text:p>
          </table:table-cell>
          <table:table-cell table:style-name="ce9" table:formula="of:=COUNTA([.I2:.L46])" office:value-type="float" office:value="30">
            <text:p>30</text:p>
          </table:table-cell>
          <table:table-cell table:style-name="ce17" table:formula="of:=[.P2]/[.N2]" office:value-type="percentage" office:value="0.166666666666667">
            <text:p>16,67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5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4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-06-2010</text:date>, <text:time>01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0</meta:editing-cycles>
    <dc:date>2010-06-08T01:51:56</dc:date>
    <meta:creation-date>2009-06-08T20:46:30</meta:creation-date>
    <meta:editing-duration>PT22H17M06S</meta:editing-duration>
    <meta:document-statistic meta:table-count="3" meta:cell-count="281" meta:object-count="0"/>
    <meta:user-defined meta:name="qrichtext">1</meta:user-defined>
  </office:meta>
</office:document-meta>
</file>